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57e4f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57e4f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57e4f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57e4f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57e4f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57e4f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57e4f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57e4f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57e4f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57e4f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57e4f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57e4f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57e4f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57e4f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57e4f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57e4f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57e4f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Alexa Juliet Alfonzo Figuera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/3/2016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625909157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2D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Alexis Enrique Figuera Aguiler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0303764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17.717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7" meta:character-count="1171" meta:non-whitespace-character-count="1003"/>
    <meta:template xlink:type="simple" xlink:actuate="onRequest" xlink:title="Normal" xlink:href=""/>
  </office:meta>
</office:document-meta>
</file>